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c585" officeooo:paragraph-rsid="0008c585"/>
    </style:style>
    <style:style style:name="P2" style:family="paragraph" style:parent-style-name="Standard">
      <style:text-properties fo:font-size="16pt" officeooo:rsid="0008c585" officeooo:paragraph-rsid="0008c585" style:font-size-asian="16pt" style:font-size-complex="16pt"/>
    </style:style>
    <style:style style:name="P3" style:family="paragraph" style:parent-style-name="Standard">
      <style:text-properties fo:font-size="16pt" officeooo:rsid="0008c585" officeooo:paragraph-rsid="00098713" style:font-size-asian="16pt" style:font-size-complex="16pt"/>
    </style:style>
    <style:style style:name="T1" style:family="text">
      <style:text-properties officeooo:rsid="0009871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 consider it a big chance to speak in front of such an experienced auditory!</text:p>
      <text:p text:style-name="P2"><text:tab/>I would like to present the device I’ve developed which can identify volatile organic compounds and carbon dioxide indoors.</text:p>
      <text:p text:style-name="P3"><text:tab/>For developing I choose CCS811 sensor capable of identifing harmful substances and Raspberry pi computer. I made use of python <text:span text:style-name="T1">programming language because telegram bot who sends the parametres to user was made by it. I also developed website to provide the user with the information about the level of the carbon dioxide and VOC.</text:span></text:p>
      <text:p text:style-name="P3"><text:tab/><text:span text:style-name="T1">So, how does the system work? At first, this devide adds the information to the text file to send it to server. The server analizes the data and formed report about the level of harmfulness to be sent to user’s telegram or the website.</text:span></text:p>
      <text:p text:style-name="P3"><text:tab/><text:span text:style-name="T1">The main features of my system as follows:</text:span></text:p>
      <text:p text:style-name="P3"><text:span text:style-name="T1">1) At first the economy of memory due to the usage of telegram bot</text:span></text:p>
      <text:p text:style-name="P3"><text:span text:style-name="T1">2)</text:span> <text:span text:style-name="T1">User-friendliness</text:span></text:p>
      <text:p text:style-name="P3"><text:tab/><text:span text:style-name="T1">I would also recommend to imphasize the relevance of my device, because it can assists a lot of medical as well as average people in our common struggle with covid-virus and other disiases thank to timelmly notification of the level of carbon dioxide. </text:spa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6-09T19:27:26.961886336</meta:creation-date>
    <dc:date>2021-06-09T19:58:17.985330241</dc:date>
    <meta:editing-duration>PT19M50S</meta:editing-duration>
    <meta:editing-cycles>1</meta:editing-cycles>
    <meta:document-statistic meta:table-count="0" meta:image-count="0" meta:object-count="0" meta:page-count="1" meta:paragraph-count="8" meta:word-count="200" meta:character-count="1150" meta:non-whitespace-character-count="952"/>
    <meta:generator>LibreOffice/7.1.3.2$Linux_X86_64 LibreOffice_project/12a8e3cbd24a3757385a302d290655d4f3c7ebf1</meta:generator>
  </office:meta>
</office:document-meta>
</file>